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f467d" officeooo:paragraph-rsid="000f467d" style:font-style-asian="italic" style:font-style-complex="italic"/>
    </style:style>
    <style:style style:name="P2" style:family="paragraph" style:parent-style-name="Text_20_body">
      <style:text-properties officeooo:rsid="000d8ff1" officeooo:paragraph-rsid="000d8ff1"/>
    </style:style>
    <style:style style:name="P3" style:family="paragraph" style:parent-style-name="Text_20_body">
      <style:text-properties fo:font-style="italic" officeooo:rsid="000d8ff1" officeooo:paragraph-rsid="000d8ff1" style:font-style-asian="italic" style:font-style-complex="italic"/>
    </style:style>
    <style:style style:name="P4" style:family="paragraph" style:parent-style-name="Text_20_body">
      <style:text-properties officeooo:paragraph-rsid="000d8ff1"/>
    </style:style>
    <style:style style:name="P5" style:family="paragraph" style:parent-style-name="Heading_20_2">
      <style:text-properties officeooo:rsid="000d8ff1" officeooo:paragraph-rsid="000d8ff1"/>
    </style:style>
    <style:style style:name="P6" style:family="paragraph" style:parent-style-name="Preformatted_20_Text">
      <style:paragraph-properties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officeooo:paragraph-rsid="0019f2ca"/>
    </style:style>
    <style:style style:name="P7" style:family="paragraph" style:parent-style-name="Standard">
      <style:text-properties fo:color="#000000" loext:opacity="100%" fo:font-size="12pt" officeooo:paragraph-rsid="0019f2ca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officeooo:paragraph-rsid="001144e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officeooo:paragraph-rsid="0019f2ca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fo:font-size="12pt" officeooo:paragraph-rsid="0019f2ca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fo:font-size="12pt" fo:font-weight="normal" officeooo:paragraph-rsid="0019f2c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fo:font-size="12pt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style:font-name="Consolas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2pt" officeooo:paragraph-rsid="0019f2ca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style:font-name="Consolas1" fo:font-size="12pt" officeooo:paragraph-rsid="0019f2ca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style:font-name="Consolas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style:font-name="Consolas1" fo:font-size="12pt" fo:font-weight="normal" officeooo:paragraph-rsid="0019f2c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159cm"/>
          <style:tab-stop style:position="0.582cm"/>
          <style:tab-stop style:position="1.138cm"/>
          <style:tab-stop style:position="1.64cm"/>
          <style:tab-stop style:position="2.117cm"/>
        </style:tab-stops>
      </style:paragraph-properties>
      <style:text-properties fo:color="#000000" loext:opacity="100%" style:font-name="Consolas1" fo:font-size="12pt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Heading_20_3">
      <style:text-properties fo:font-style="italic" style:font-style-asian="italic" style:font-style-complex="italic"/>
    </style:style>
    <style:style style:name="P22" style:family="paragraph" style:parent-style-name="Text_20_body" style:list-style-name="L1">
      <style:paragraph-properties fo:margin-top="0cm" fo:margin-bottom="0.101cm" style:contextual-spacing="false"/>
    </style:style>
    <style:style style:name="P23" style:family="paragraph" style:parent-style-name="Text_20_body" style:list-style-name="L1">
      <style:paragraph-properties fo:margin-top="0cm" fo:margin-bottom="0.101cm" style:contextual-spacing="false">
        <style:tab-stops>
          <style:tab-stop style:position="9.604cm"/>
        </style:tab-stops>
      </style:paragraph-properties>
      <style:text-properties officeooo:paragraph-rsid="001a90fb"/>
    </style:style>
    <style:style style:name="P24" style:family="paragraph" style:parent-style-name="Text_20_body" style:list-style-name="L1">
      <style:paragraph-properties fo:margin-top="0cm" fo:margin-bottom="0.101cm" style:contextual-spacing="false"/>
      <style:text-properties officeooo:rsid="001a90fb" officeooo:paragraph-rsid="001a90fb"/>
    </style:style>
    <style:style style:name="T1" style:family="text">
      <style:text-properties officeooo:rsid="000fcdb4"/>
    </style:style>
    <style:style style:name="T2" style:family="text">
      <style:text-properties officeooo:rsid="0016efef"/>
    </style:style>
    <style:style style:name="T3" style:family="text">
      <style:text-properties fo:font-weight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officeooo:rsid="0019f2ca"/>
    </style:style>
    <style:style style:name="T7" style:family="text">
      <style:text-properties style:font-name="Courier New" officeooo:rsid="000d8ff1"/>
    </style:style>
    <style:style style:name="T8" style:family="text">
      <style:text-properties style:font-name="Courier New" fo:language="zxx" fo:country="none" officeooo:rsid="0019f2ca" style:language-asian="zxx" style:country-asian="none" style:language-complex="zxx" style:country-complex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19f2ca" style:language-asian="zxx" style:country-asian="none" style:language-complex="zxx" style:country-complex="none"/>
    </style:style>
    <style:style style:name="T11" style:family="text">
      <style:text-properties fo:language="zxx" fo:country="none" officeooo:rsid="001a90fb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onsolas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color="#000000" loext:opacity="100%" fo:font-size="12pt" fo:language="zxx" fo:country="none" officeooo:rsid="001a90fb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000000" loext:opacity="100%" fo:font-size="12pt" fo:language="zxx" fo:country="none" fo:font-weight="bold" officeooo:rsid="001a90fb" fo:background-color="#ffff00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fo:color="#000000" loext:opacity="100%" fo:font-size="12pt" fo:language="zxx" fo:country="none" fo:font-weight="bold" officeooo:rsid="001a90fb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loext:opacity="100%" fo:language="zxx" fo:country="none" officeooo:rsid="001a90fb" style:language-asian="zxx" style:country-asian="none" style:language-complex="zxx" style:country-complex="none"/>
    </style:style>
    <style:style style:name="T20" style:family="text">
      <style:text-properties fo:color="#000000" loext:opacity="100%" fo:language="zxx" fo:country="none" fo:font-weight="bold" officeooo:rsid="001a90fb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color="#000000" loext:opacity="100%" style:font-name="Times New Roman" fo:font-size="12pt" fo:language="zxx" fo:country="none" officeooo:rsid="001a90fb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color="#000000" loext:opacity="100%" style:font-name="Times New Roman" fo:font-size="12pt" fo:language="zxx" fo:country="none" fo:font-style="italic" officeooo:rsid="001a90f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3" style:family="text">
      <style:text-properties fo:color="#000000" loext:opacity="100%" style:font-name="Times New Roman" fo:font-size="12pt" fo:language="zxx" fo:country="none" style:text-underline-style="solid" style:text-underline-width="auto" style:text-underline-color="font-color" officeooo:rsid="001a90fb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000000" loext:opacity="100%" style:font-name="Times New Roman" fo:font-size="12pt" fo:language="zxx" fo:country="none" style:text-underline-style="none" fo:font-weight="normal" officeooo:rsid="001a90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color="#000000" loext:opacity="100%" style:font-name="Liberation Mono" fo:font-size="12pt" fo:language="zxx" fo:country="none" fo:font-style="italic" officeooo:rsid="001a90fb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6" style:family="text">
      <style:text-properties style:font-name="Consolas1"/>
    </style:style>
    <style:style style:name="T27" style:family="text">
      <style:text-properties style:font-name="Consolas1" fo:language="zxx" fo:country="none" style:language-asian="zxx" style:country-asian="none" style:language-complex="zxx" style:country-complex="none"/>
    </style:style>
    <style:style style:name="T28" style:family="text">
      <style:text-properties style:font-name="Consolas1" fo:language="zxx" fo:country="none" officeooo:rsid="0019f2ca" style:language-asian="zxx" style:country-asian="none" style:language-complex="zxx" style:country-complex="none"/>
    </style:style>
    <style:style style:name="T29" style:family="text">
      <style:text-properties style:font-name="Consolas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Consolas1" fo:language="zxx" fo:country="none" fo:font-weight="normal" officeooo:rsid="0019f2ca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font-name="Consolas1" fo:font-weight="bold" style:font-weight-asian="bold" style:font-weight-complex="bold"/>
    </style:style>
    <style:style style:name="T32" style:family="text">
      <style:text-properties style:font-name="Consolas1" fo:font-weight="bold" fo:background-color="#ffff00" loext:char-shading-value="0" style:font-weight-asian="bold" style:font-weight-complex="bold"/>
    </style:style>
    <style:style style:name="T33" style:family="text">
      <style:text-properties style:font-name="Consolas1" style:text-underline-style="none"/>
    </style:style>
    <style:style style:name="T34" style:family="text">
      <style:text-properties style:font-name="Consolas1" fo:font-style="italic" style:font-style-asian="italic"/>
    </style:style>
    <style:style style:name="T35" style:family="text">
      <style:text-properties style:font-name="Consolas1" fo:background-color="#ffff00" loext:char-shading-value="0"/>
    </style:style>
    <style:style style:name="T36" style:family="text">
      <style:text-properties style:font-name="Consolas1" fo:background-color="transparent" loext:char-shading-value="0"/>
    </style:style>
    <style:style style:name="T37" style:family="text">
      <style:text-properties style:font-name="Liberation Mono" fo:language="zxx" fo:country="none" officeooo:rsid="0019f2ca" style:font-name-asian="Liberation Mono" style:language-asian="zxx" style:country-asian="none" style:font-name-complex="Liberation Mono" style:language-complex="zxx" style:country-complex="none"/>
    </style:style>
    <style:style style:name="T38" style:family="text">
      <style:text-properties style:font-name="Liberation Mono" fo:language="zxx" fo:country="none" fo:font-weight="bold" officeooo:rsid="0019f2ca" fo:background-color="#ffff00" loext:char-shading-value="0" style:font-name-asian="Liberation Mono" style:language-asian="zxx" style:country-asian="none" style:font-weight-asian="bold" style:font-name-complex="Liberation Mono" style:language-complex="zxx" style:country-complex="none" style:font-weight-complex="bold"/>
    </style:style>
    <style:style style:name="T39" style:family="text">
      <style:text-properties fo:color="#7f0055" loext:opacity="100%" fo:font-size="9pt" fo:font-weight="bold" style:font-size-asian="9pt" style:font-weight-asian="bold" style:font-size-complex="9pt"/>
    </style:style>
    <style:style style:name="T40" style:family="text">
      <style:text-properties officeooo:rsid="001a90fb"/>
    </style:style>
    <style:style style:name="T41" style:family="text">
      <style:text-properties style:font-name="Arial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Mit Java und SQL auf Datenbanken zugreifen</text:h>
      <text:p text:style-name="P3">Endlich wird die Brücke zwischen zwei Welten geschlagen!!!</text:p>
      <text:h text:style-name="P21" text:outline-level="3"><text:bookmark text:name="Vor.C3.BCberlegungen"/>Vorüberlegungen</text:h>
      <text:p text:style-name="Text_20_body">Es soll eine Java-Methode entwickelt werden, die <text:span text:style-name="T11">die Räume zu einem Fach zurückgibt</text:span>. <text:line-break/>Den <text:span text:style-name="T11">Raum </text:span>soll man als Parameter angeben können; <text:span text:style-name="T40">die Rückgabeliste soll Raum-Nummer <text:line-break/>und -Etage enthalten</text:span> </text:p>
      <text:p text:style-name="P2">D.h. gesucht ist eine Methode </text:p>
      <text:p text:style-name="P4"><text:span text:style-name="T7">public List&lt;String&gt; </text:span><text:span text:style-name="T8">raeumeFuerFach</text:span><text:span text:style-name="T7">(String p</text:span><text:span text:style-name="T8">Fach</text:span><text:span text:style-name="T7">)</text:span></text:p>
      <text:p text:style-name="Text_20_body">Die <text:span text:style-name="T3">Datenbank-Abfrage</text:span>, die das ermöglicht, ist die folgende - hier aufgezeigt für d<text:span text:style-name="T6">as Fach </text:span>"<text:span text:style-name="T10">Deutsch</text:span>": </text:p>
      <text:p text:style-name="P9"><text:span text:style-name="T26">SELECT r.nummer AS nummer, r.etage AS etage </text:span></text:p>
      <text:p text:style-name="P16">FROM raum r JOIN unterricht u</text:p>
      <text:p text:style-name="P16">ON r.id = u.raum_id</text:p>
      <text:p text:style-name="P7"><text:span text:style-name="T26">WHERE u.fach LIKE '%</text:span><text:span text:style-name="T28">Deutsch</text:span><text:span text:style-name="T26">%'</text:span></text:p>
      <text:h text:style-name="P21" text:outline-level="3"><text:bookmark text:name="Strategie"/>Strategie</text:h>
      <text:p text:style-name="Text_20_body"><text:span text:style-name="T5">Die möglichen Fehlerbehandlungen werden in der Strategie nicht berücksichtigt.</text:span> </text:p>
      <text:list xml:id="list1456445005" text:style-name="L1">
        <text:list-item>
          <text:p text:style-name="P22">Es gibt ein Attribut <text:span text:style-name="Source_20_Text">connector</text:span> vom Typ <text:span text:style-name="Source_20_Text">DatabaseConnector</text:span> </text:p>
        </text:list-item>
        <text:list-item>
          <text:p text:style-name="P22">Im Konstruktor wird der <text:span text:style-name="Source_20_Text">connector</text:span> erzeugt. </text:p>
        </text:list-item>
        <text:list-item>
          <text:p text:style-name="P22">In der Methode <text:span text:style-name="Source_20_Text"><text:span text:style-name="T37">raeumeFuerFach</text:span></text:span><text:span text:style-name="Source_20_Text">(String </text:span><text:span text:style-name="Source_20_Text"><text:span text:style-name="T4">p</text:span></text:span><text:span text:style-name="Source_20_Text"><text:span text:style-name="T38">Fach</text:span></text:span><text:span text:style-name="Source_20_Text">)</text:span> geht man so vor: </text:p>
          <text:list>
            <text:list-item>
              <text:p text:style-name="P23">SQL-Statement "zusammenbauen": <text:line-break/><text:span text:style-name="Source_20_Text">String sqlStatement = " SELECT ..."</text:span> <text:line-break/><text:span text:style-name="T40">Dabei den Parameter geeignet einbauen:</text:span><text:span text:style-name="Source_20_Text"><text:span text:style-name="T19"> "</text:span></text:span><text:span text:style-name="Source_20_Text"><text:span text:style-name="T20">... </text:span></text:span><text:span text:style-name="Source_20_Text"><text:span text:style-name="T17">LIKE '%</text:span></text:span><text:span text:style-name="Source_20_Text"><text:span text:style-name="T15">"+</text:span></text:span><text:span text:style-name="Source_20_Text"><text:span text:style-name="T16">pFach</text:span></text:span><text:span text:style-name="Source_20_Text"><text:span text:style-name="T15">+"</text:span></text:span><text:span text:style-name="Source_20_Text"><text:span text:style-name="T17">%' ...</text:span></text:span><text:span text:style-name="Source_20_Text"><text:span text:style-name="T15">";</text:span></text:span><text:span text:style-name="Source_20_Text"><text:span text:style-name="T14"><text:line-break/></text:span></text:span><text:span text:style-name="Source_20_Text"><text:span text:style-name="T22">Das wird dann z.B. zu: <text:tab/></text:span></text:span><text:span text:style-name="Source_20_Text"><text:span text:style-name="T25">"... LIKE '%Deutsch%' ..."</text:span></text:span><text:span text:style-name="Source_20_Text"><text:span text:style-name="T14"><text:line-break/></text:span></text:span><text:span text:style-name="Source_20_Text"><text:span text:style-name="T23">Doppelte</text:span></text:span><text:span text:style-name="Source_20_Text"><text:span text:style-name="T21"> Anführungszeichen: </text:span></text:span><text:span text:style-name="Source_20_Text"><text:span text:style-name="T24">Java</text:span></text:span><text:span text:style-name="Source_20_Text"><text:span text:style-name="T21">; </text:span></text:span><text:span text:style-name="Source_20_Text"><text:span text:style-name="T23">einfache</text:span></text:span><text:span text:style-name="Source_20_Text"><text:span text:style-name="T21"> Anführungszeichen: SQL</text:span></text:span></text:p>
            </text:list-item>
            <text:list-item>
              <text:p text:style-name="P24">Das SQL-Statement mit <text:span text:style-name="Source_20_Text"><text:span text:style-name="T9">System.out.println(sqlStatement);</text:span></text:span> ausgeben: <text:line-break/>Das ist wichtig zur Kontrolle!</text:p>
            </text:list-item>
            <text:list-item>
              <text:p text:style-name="P22">SQL-Statement ausführen: <text:line-break/><text:span text:style-name="Source_20_Text">connector.executeStatement(sqlStatement);</text:span> </text:p>
            </text:list-item>
            <text:list-item>
              <text:p text:style-name="P22">Das Ergebnis der SQL-Abfrage ermitteln: <text:line-break/><text:span text:style-name="Source_20_Text">QueryResult queryResult = <text:line-break/> <text:s text:c="15"/>connector.getCurrentQueryResult()</text:span> </text:p>
            </text:list-item>
            <text:list-item>
              <text:p text:style-name="P22">Die Daten des Ergebnisses ermitteln: <text:line-break/><text:span text:style-name="Source_20_Text">String[][] data = queryResult.getData();</text:span><text:line-break/>Man erhält ein 2-dimensionales Array. <text:line-break/>Dabei ist die erste Dimension für die Zeilen, die zweite Dimension für die Spalten. </text:p>
            </text:list-item>
            <text:list-item>
              <text:p text:style-name="P22">Die Zeilen werden mit einer <text:span text:style-name="Source_20_Text">for</text:span>-Schleife durchlaufen: <text:line-break/><text:span text:style-name="Source_20_Text">for (int i = 0; i &lt; data.length; i++)</text:span> </text:p>
            </text:list-item>
            <text:list-item>
              <text:p text:style-name="P22">Jetzt liest man die einzelnen Werte nach Spaltennummer aus, z.B. für die Oscars<text:line-break/><text:span text:style-name="Source_20_Text">String </text:span><text:span text:style-name="Source_20_Text"><text:span text:style-name="T37">nummer</text:span></text:span><text:span text:style-name="Source_20_Text"> = data[i][</text:span><text:span text:style-name="Source_20_Text"><text:span text:style-name="T37">0</text:span></text:span><text:span text:style-name="Source_20_Text">];</text:span> </text:p>
            </text:list-item>
            <text:list-item>
              <text:p text:style-name="P22">Man erhält grundsätzlich Objekte vom Typ <text:span text:style-name="Source_20_Text">String</text:span>. <text:line-break/>Evtl. muss man sie noch in einen richtigen Datentyp konvertieren, z.B. mit<text:line-break/><text:span text:style-name="Source_20_Text">int </text:span><text:span text:style-name="Source_20_Text"><text:span text:style-name="T6">g</text:span></text:span><text:span text:style-name="Source_20_Text"><text:span text:style-name="T37">anzeZahl</text:span></text:span><text:span text:style-name="Source_20_Text"> = Integer.parseInt(</text:span><text:span text:style-name="Source_20_Text"><text:span text:style-name="T37">ganzeZahlString</text:span></text:span><text:span text:style-name="Source_20_Text">);</text:span> </text:p>
            </text:list-item>
          </text:list>
        </text:list-item>
      </text:list>
      <text:p text:style-name="P6"><text:span text:style-name="Source_20_Text"><text:span text:style-name="T39"/></text:span></text:p>
      <text:h text:style-name="Heading_20_2" text:outline-level="2"><text:soft-page-break/><text:span text:style-name="Source_20_Text"><text:span text:style-name="T41">Fertiger Quelltext</text:span></text:span><text:span text:style-name="Source_20_Text"><text:span text:style-name="T12"><text:line-break/><text:line-break/>public</text:span></text:span><text:span text:style-name="T13"> class DatenbankTest {</text:span></text:h>
      <text:p text:style-name="P12"><text:span text:style-name="T26"><text:tab/>private DatabaseConnector connector;</text:span></text:p>
      <text:p text:style-name="P15"><text:tab/></text:p>
      <text:p text:style-name="P12"><text:span text:style-name="T26"><text:tab/>public DatenbankTest() {</text:span></text:p>
      <text:p text:style-name="P12"><text:span text:style-name="T26"><text:tab/><text:tab/>// <text:s text:c="27"/></text:span><text:span text:style-name="T33">ip</text:span><text:span text:style-name="T26"> <text:s text:c="6"/>port <text:s/>database <text:s text:c="2"/>user <text:s/>password</text:span></text:p>
      <text:p text:style-name="P12"><text:span text:style-name="T26"><text:tab/><text:tab/>connector = <text:line-break/> <text:s text:c="6"/>new DatabaseConnector("localhost", 3306, "schule", "root", "");</text:span></text:p>
      <text:p text:style-name="P12"><text:span text:style-name="T26"><text:tab/><text:tab/></text:span><text:span text:style-name="T36">String errorMessage = connector.getErrorMessage();</text:span></text:p>
      <text:p text:style-name="P14"><text:span text:style-name="T26"><text:tab/><text:tab/>if(errorMessage != null) System.</text:span><text:span text:style-name="T34">err</text:span><text:span text:style-name="T26">.println(errorMessage);</text:span></text:p>
      <text:p text:style-name="P20"><text:tab/>}</text:p>
      <text:p text:style-name="P15"><text:tab/></text:p>
      <text:p text:style-name="P15"/>
      <text:p text:style-name="P12"><text:span text:style-name="T26"><text:tab/>public ListWithViewer&lt;String&gt; raeumeFuerFach(String </text:span><text:span text:style-name="T35">pFach</text:span><text:span text:style-name="T26">){</text:span></text:p>
      <text:p text:style-name="P12"><text:span text:style-name="T26"><text:tab/><text:tab/>ListWithViewer&lt;String&gt; ergebnis = new ListWithViewer&lt;String&gt;();</text:span></text:p>
      <text:p text:style-name="P19"><text:tab/><text:tab/></text:p>
      <text:p text:style-name="P11"><text:span text:style-name="T26"><text:tab/><text:tab/>String sqlStatement = </text:span></text:p>
      <text:p text:style-name="P10"><text:span text:style-name="T26"><text:tab/><text:tab/> <text:s/>" </text:span><text:span text:style-name="T31">SELECT r.nummer AS nummer, r.etage AS etage</text:span><text:span text:style-name="T26"> "+</text:span></text:p>
      <text:p text:style-name="P10"><text:span text:style-name="T26"><text:tab/> <text:s text:c="3"/>" </text:span><text:span text:style-name="T31">FROM raum r JOIN unterricht u</text:span><text:span text:style-name="T26"> "+</text:span></text:p>
      <text:p text:style-name="P10"><text:span text:style-name="T26"><text:s text:c="5"/>" </text:span><text:span text:style-name="T31">ON r.id = u.raum_id</text:span><text:span text:style-name="T26"> "+</text:span></text:p>
      <text:p text:style-name="P10"><text:span text:style-name="T26"><text:tab/> <text:s text:c="3"/>" </text:span><text:span text:style-name="T31">WHERE u.fach LIKE '</text:span><text:span text:style-name="T26">%"+</text:span><text:span text:style-name="T32">pFach</text:span><text:span text:style-name="T26">+"</text:span><text:span text:style-name="T31">%' </text:span><text:span text:style-name="T26">";</text:span></text:p>
      <text:p text:style-name="P17"><text:tab/><text:tab/></text:p>
      <text:p text:style-name="P11"><text:span text:style-name="T27"><text:tab/></text:span><text:span text:style-name="T29"><text:tab/>// </text:span><text:span text:style-name="T30">zur Kontrolle ausgeben</text:span></text:p>
      <text:p text:style-name="P13"><text:span text:style-name="T26"><text:tab/><text:tab/>System.</text:span><text:span text:style-name="T34">out</text:span><text:span text:style-name="T26">.println(sqlStatement);</text:span></text:p>
      <text:p text:style-name="P15"/>
      <text:p text:style-name="P12"><text:span text:style-name="T26"><text:tab/><text:tab/>connector.executeStatement(sqlStatement);</text:span></text:p>
      <text:p text:style-name="P15"/>
      <text:p text:style-name="P12"><text:span text:style-name="T26"><text:tab/><text:tab/>String errorMessage = connector.getErrorMessage();</text:span></text:p>
      <text:p text:style-name="P12"><text:span text:style-name="T26"><text:tab/><text:tab/>if(errorMessage != null)</text:span></text:p>
      <text:p text:style-name="P15"><text:tab/><text:tab/>{</text:p>
      <text:p text:style-name="P12"><text:span text:style-name="T26"><text:tab/><text:tab/><text:tab/>System.</text:span><text:span text:style-name="T34">err</text:span><text:span text:style-name="T26">.println(errorMessage);</text:span></text:p>
      <text:p text:style-name="P12"><text:span text:style-name="T26"><text:tab/><text:tab/><text:tab/>return null;</text:span></text:p>
      <text:p text:style-name="P15"><text:tab/><text:tab/>}</text:p>
      <text:p text:style-name="P15"><text:tab/><text:tab/></text:p>
      <text:p text:style-name="P12"><text:span text:style-name="T26"><text:tab/><text:tab/>QueryResult queryResult = connector.getCurrentQueryResult();</text:span></text:p>
      <text:p text:style-name="P15"/>
      <text:p text:style-name="P12"><text:span text:style-name="T26"><text:tab/><text:tab/>String[][] data = queryResult.getData();</text:span></text:p>
      <text:p text:style-name="P19"><text:tab/><text:tab/></text:p>
      <text:p text:style-name="P13"><text:span text:style-name="T26"><text:tab/><text:tab/>for (int i = 0; i &lt; data.length; i++) {</text:span></text:p>
      <text:p text:style-name="P12"><text:span text:style-name="T26"><text:tab/><text:tab/><text:tab/>String nummer = data[i][0];</text:span></text:p>
      <text:p text:style-name="P12"><text:span text:style-name="T26"><text:tab/><text:tab/><text:tab/>String etage = data[i][1];</text:span></text:p>
      <text:p text:style-name="P12"><text:span text:style-name="T26"><text:tab/><text:tab/><text:tab/>String zeile = nummer+": "+etage;</text:span></text:p>
      <text:p text:style-name="P12"><text:span text:style-name="T26"><text:tab/><text:tab/><text:tab/>System.</text:span><text:span text:style-name="T34">out</text:span><text:span text:style-name="T26">.println(zeile);</text:span></text:p>
      <text:p text:style-name="P12"><text:span text:style-name="T26"><text:tab/><text:tab/><text:tab/>ergebnis.append(zeile);</text:span></text:p>
      <text:p text:style-name="P15"><text:tab/><text:tab/>}</text:p>
      <text:p text:style-name="P15"/>
      <text:p text:style-name="P12"><text:span text:style-name="T26"><text:tab/><text:tab/>return ergebnis;</text:span></text:p>
      <text:p text:style-name="P15"><text:tab/>}</text:p>
      <text:p text:style-name="P8"><text:span text:style-name="Source_20_Text"><text:span text:style-name="T1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f467d" officeooo:paragraph-rsid="000f467d" style:font-style-asian="italic" style:font-style-complex="italic"/>
    </style:style>
    <style:style style:name="MT1" style:family="text">
      <style:text-properties officeooo:rsid="000fcdb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<text:span text:style-name="MT1">1</text:span><text:tab/>Mit Java + SQL auf Datenbanken zugreif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H3M41S</meta:editing-duration>
    <meta:editing-cycles>15</meta:editing-cycles>
    <meta:generator>LibreOffice/7.1.5.2$Windows_X86_64 LibreOffice_project/85f04e9f809797b8199d13c421bd8a2b025d52b5</meta:generator>
    <dc:date>2025-08-19T16:39:56.296000000</dc:date>
    <meta:print-date>2021-05-04T17:50:37.806000000</meta:print-date>
    <meta:document-statistic meta:table-count="0" meta:image-count="0" meta:object-count="0" meta:page-count="2" meta:paragraph-count="66" meta:word-count="411" meta:character-count="3308" meta:non-whitespace-character-count="2786"/>
    <meta:user-defined meta:name="Info 1"/>
    <meta:user-defined meta:name="Info 2"/>
    <meta:user-defined meta:name="Info 3"/>
    <meta:user-defined meta:name="Info 4"/>
  </office:meta>
</office:document-meta>
</file>